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top="0.529cm" fo:margin-bottom="0.529cm" fo:text-align="center" style:justify-single-word="false" fo:padding="0.397cm" fo:border="0.088cm solid #333333"/>
    </style:style>
    <style:style style:name="P2" style:family="paragraph" style:parent-style-name="Heading_20_1">
      <style:paragraph-properties fo:margin-top="0.529cm" fo:margin-bottom="0.529cm" fo:text-align="center" style:justify-single-word="false" fo:padding="0.397cm" fo:border="0.088cm solid #333333"/>
    </style:style>
    <style:style style:name="P3" style:family="paragraph" style:parent-style-name="Text_20_body">
      <style:paragraph-properties fo:margin-top="0.529cm" fo:margin-bottom="0.529cm" fo:text-align="start" style:justify-single-word="false" fo:padding="0.397cm" fo:border="0.088cm solid #333333"/>
    </style:style>
    <style:style style:name="P4" style:family="paragraph" style:parent-style-name="Heading_20_2">
      <style:paragraph-properties fo:margin-top="0.529cm" fo:margin-bottom="0.529cm" fo:text-align="start" style:justify-single-word="false" fo:padding="0.397cm" fo:border="0.088cm solid #333333"/>
    </style:style>
    <style:style style:name="P5" style:family="paragraph" style:parent-style-name="Text_20_body" style:list-style-name="L2">
      <style:paragraph-properties fo:margin-top="0.529cm" fo:margin-bottom="0.529cm" fo:text-align="start" style:justify-single-word="false" fo:padding="0.397cm" fo:border="0.088cm solid #333333"/>
    </style:style>
    <style:style style:name="P6" style:family="paragraph" style:parent-style-name="Text_20_body" style:list-style-name="L3">
      <style:paragraph-properties fo:margin-top="0.529cm" fo:margin-bottom="0.529cm" fo:text-align="start" style:justify-single-word="false" fo:padding="0.397cm" fo:border="0.088cm solid #333333"/>
    </style:style>
    <style:style style:name="P7" style:family="paragraph" style:parent-style-name="Quotations">
      <style:paragraph-properties fo:margin-top="0.529cm" fo:margin-bottom="0.529cm" fo:text-align="start" style:justify-single-word="false" fo:padding="0.397cm" fo:border="0.088cm solid #333333"/>
    </style:style>
    <style:style style:name="fr1" style:family="graphic" style:parent-style-name="Graphics">
      <style:graphic-properties fo:margin-top="0.37cm" fo:margin-bottom="0.37cm"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1" text:anchor-type="as-char" svg:width="7.408cm" svg:height="2.09cm" draw:z-index="0"><draw:image xlink:href="../../../../../../../Documents%20and%20Settings/tcpd002/Desktop/licenca/legalcode.pt_arquivos/logo_code.gif" xlink:type="simple" xlink:show="embed" xlink:actuate="onLoad"/><svg:desc>Creative Commons Legal Code</svg:desc></draw:frame></text:p>
      <text:p text:style-name="P2">LicenÃ§a PÃºblica Geral Menor do GNU </text:p>
      <text:p text:style-name="P3">This is an unofficial translation of the GNU Lesser General Public License into Portuguese. It was not published by the Free Software Foundation, and does not legally state the distribution terms for software that uses the GNU LGPL--only the original English text of the GNU LGPL does that. However, we hope that this translation will help Portuguese speakers understand the GNU LGPL better.</text:p>
      <text:p text:style-name="P3">Esta Ã© uma traduÃ§Ã£o nÃ£o-oficial da GNU Lesser General Public License para o PortuguÃªs. Ela nÃ£o Ã© publicada pela Free Software Foundation e nÃ£o traz os termos de distribuiÃ§Ã£o legal do software que usa a GNU LGPL -- estes termos estÃ£o contidos apenas no texto da GNU LGPL original em inglÃªs. No entanto, esperamos que esta traduÃ§Ã£o ajudarÃ¡ no melhor entendimento da GNU LGPL em PortuguÃªs.</text:p>
      <text:p text:style-name="P3">VersÃ£o 2.1, Fevereiro de 1999 </text:p>
      <text:p text:style-name="P3">Copyright Â© 1991, 1999 Free Software Foundation, Inc.</text:p>
      <text:p text:style-name="P3">59 Temple Place, Suite [conjunto] 330, Boston, MA [Massachusetts] 021111307 USA [Estados Unidos da AmÃ©rica] Ã‰ permitido a qualquer pessoa copiar e distribuir cÃ³pias sem alteraÃ§Ãµes deste documento de licenÃ§a, sendo vedada, entretanto, sua modificaÃ§Ã£o. </text:p>
      <text:p text:style-name="P3">[Esta Ã© a primeira versÃ£o da GPL Menor a ser lanÃ§ada. Ela tambÃ©m constitui a sucessora da LicenÃ§a PÃºblica de Biblioteca do GNU, daÃ­ o nÃºmero 2.1. da versÃ£o]. </text:p>
      <text:p text:style-name="P3"><text:span text:style-name="Strong_20_Emphasis">IntroduÃ§Ã£o</text:span></text:p>
      <text:p text:style-name="P3">As licenÃ§as da maioria dos softwares sÃ£o elaboradas para suprimir sua liberdade de compartilhÃ¡-los e modificÃ¡-los. As LicenÃ§as PÃºblicas do GNU, ao contrÃ¡rio, tÃªm o objetivo de assegurar sua liberdade para compartilhar e modificar softwares livres para garantir que o software seja livre para todos os seus usuÃ¡rios. </text:p>
      <text:p text:style-name="P3">A presente LicenÃ§a PÃºblica Geral Menor se aplica a alguns pacotes de software especialmente designados - normalmente bibliotecas - da Free Software Foundation e de outros autores que decidam utilizÃ¡-la. VocÃª pode utilizÃ¡-la tambÃ©m, mas recomendamos que antes, vocÃª analise cuidadosamente se esta licenÃ§a, ou a LicenÃ§a PÃºblica Geral comum, Ã© a melhor estratÃ©gia a ser adotada em cada caso especÃ­fico, tendo como base as explicaÃ§Ãµes abaixo. </text:p>
      <text:p text:style-name="P3">Quando falamos de software livre, estamos nos referindo a liberdade de uso e nÃ£o de gratuidade de preÃ§o. Nossas LicenÃ§as PÃºblicas Gerais sÃ£o elaboradas para garantir que vocÃª tenha liberdade para distribuir cÃ³pias de software livre (cobrando por esse serviÃ§o se vocÃª assim o desejar); que vocÃª receba cÃ³digo-fonte ou o obtenha, se quiser; que vocÃª modifique o software e utilize partes dele em novos programas livres; e que vocÃª tenha ciÃªncia de que pode praticar estes atos. </text:p>
      <text:p text:style-name="P3">A fim de proteger seus direitos, Ã© necessÃ¡rio que faÃ§amos restriÃ§Ãµes que proÃ­bam distribuÃ­dores de negar estes direitos a vocÃª ou de pedir que vocÃª que renuncie a eles. Essas restriÃ§Ãµes se traduzem em determinadas responsabilidades que vocÃª deverÃ¡ assumir, se vier a distribuir cÃ³pias da biblioteca ou modificÃ¡-la. </text:p>
      <text:p text:style-name="P3">Por exemplo, se vocÃª distribuir cÃ³pias da biblioteca, seja gratuitamente ou mediante um valor, terÃ¡ de conceder a seus receptores todos os direitos que estamos concedendo a vocÃª. VocÃª terÃ¡ de garantir que eles, tambÃ©m, recebam ou possam obter o cÃ³digo-fonte. Se vocÃª ligar outro cÃ³digo com a biblioteca, vocÃª deve fornecer os arquivos-objeto completos para os receptores, de modo que eles possam ligÃ¡-los novamente com a biblioteca apÃ³s terem feito mudanÃ§as na biblioteca e recompilado a mesma. E vocÃª terÃ¡ de exibir a eles esses termos, para que eles conheÃ§am seus direitos. </text:p>
      <text:p text:style-name="P3">Protegemos seus direitos atravÃ©s de um mÃ©todo que envolve dois passos: (1) estabelecemos direitos autorais sobre a biblioteca e (2) oferecemos a vocÃª esta licenÃ§a, que dÃ¡ a vocÃª permissÃ£o para copiar, distribuir e/ou modificar a biblioteca. </text:p>
      <text:p text:style-name="P3">Para proteger cada distribuidor, queremos deixar bem claro que nÃ£o hÃ¡ nenhuma garantia para a biblioteca livre. AlÃ©m disso, se a biblioteca for modificada por alguÃ©m e passada adiante, os receptores devem saber que o que eles tÃªm nÃ£o Ã© a versÃ£o original, de modo que a reputaÃ§Ã£o do autor original nÃ£o serÃ¡ afetada por problemas que possam ser introduzidos por outros. </text:p>
      <text:p text:style-name="P3">Por fim, as patentes de software representam uma ameaÃ§a constante para a existÃªncia de qualquer programa livre. Queremos assegurar que uma empresa nÃ£o possa efetivamente restringir os usuÃ¡rios de um programa livre por ter obtido uma licenÃ§a restritiva de um titular de direitos de patente. Por isso, insistimos que qualquer licenÃ§a de patente obtida para alguma versÃ£o da biblioteca seja consistente com a plena liberdade de uso, especificada nesta licenÃ§a. </text:p>
      <text:p text:style-name="P3">A maior parte dos softwares do GNU, incluindo algumas bibliotecas, estÃ¡ coberta pela LicenÃ§a PÃºblica Geral comum do GNU. A presente LicenÃ§a PÃºblica Geral Menor do GNU se aplica a determinadas bibliotecas designadas, sendo bastante diferente da LicenÃ§a PÃºblica Geral comum. Usamos esta licenÃ§a para determinadas bibliotecas, a fim de permitir a ligaÃ§Ã£o dessas bibliotecas a programas nÃ£o-livres. </text:p>
      <text:p text:style-name="P3">Quando um programa Ã© ligado a uma biblioteca, seja estaticamente ou usando uma biblioteca compartilhada, essa combinaÃ§Ã£o das duas Ã© em termos legais uma obra combinada, uma derivaÃ§Ã£o da biblioteca original. Por essa razÃ£o, a LicenÃ§a PÃºblica Geral comum somente permite essa ligaÃ§Ã£o se a combinaÃ§Ã£o como um todo atender a seus critÃ©rios de liberdade. A LicenÃ§a PÃºblica Geral Menor permite critÃ©rios mais flexÃ­veis para a ligaÃ§Ã£o de outros cÃ³digos Ã  biblioteca. </text:p>
      <text:p text:style-name="P3">Chamamos esta licenÃ§a de LicenÃ§a PÃºblica Geral "Menor" porque ela faz Menos para proteger a liberdade do usuÃ¡rio do que a LicenÃ§a PÃºblica Geral comum. Ela tambÃ©m oferece a outros desenvolvedores de software livre uma Menor vantagem na competiÃ§Ã£o com com programas nÃ£o livres. Essas desvantagens sÃ£o o motivo pelo qual usamos a LicenÃ§a PÃºblica Geral comum para muitas bibliotecas. Por outro lado, em determinadas circunstÃ¢ncias especiais, a licenÃ§a Menor oferece vantagens. </text:p>
      <text:p text:style-name="P3">Por exemplo, em raras ocasiÃµes, pode existir uma necessidade especial de se incentivar a mais ampla utilizaÃ§Ã£o possÃ­vel de uma determinada biblioteca, para que ela se torne um padrÃ£o de fato. Para conseguir isso, deve-se permitir que programas nÃ£o-livres utilizem a biblioteca. Um caso mais freqÃ¼ente ocorre quando uma biblioteca livre desempenha a mesma funÃ§Ã£o de bibliotecas nÃ£o-livres amplamente usadas. Nesse caso, existem poucas vantagens em restringir a biblioteca livre somente para software livre, entÃ£o utilizamos a LicenÃ§a PÃºblica Geral Menor. </text:p>
      <text:p text:style-name="P3">Em outros casos, a permissÃ£o para usar uma determinada biblioteca em programas nÃ£o-livres possibilita que um maior nÃºmero de pessoas use um amplo leque de softwares livres. Por exemplo, a permissÃ£o para usar a Biblioteca C do GNU permite que muito mais pessoas usem todo o sistema operacional do GNU, bem como sua variante, o sistema operacional do GNU/Linux. </text:p>
      <text:p text:style-name="P3">Mesmo protegendo a liberdade dos usuÃ¡rios em menor grau, a LicenÃ§a PÃºblica Geral Menor garante ao usuÃ¡rio de um programa que esteja ligado Ã  Biblioteca a liberdade e os meios para executar o programa, usando uma versÃ£o modificada da Biblioteca. </text:p>
      <text:p text:style-name="P3">Seguem abaixo os termos e condiÃ§Ãµes exatos para a cÃ³pia, distribuiÃ§Ã£o e modificaÃ§Ã£o. Preste muita atenÃ§Ã£o Ã  diferenÃ§a entre uma "obra baseada na biblioteca" e uma "obra que usa a biblioteca". O primeiro contÃ©m cÃ³digo que Ã© derivado da biblioteca, enquanto o segundo tem de ser combinado Ã  biblioteca para que possa ser executado. </text:p>
      <text:h text:style-name="P4" text:outline-level="2">LICENÃ‡A PÃšBLICA GERAL MENOR DO GNU</text:h>
      <text:h text:style-name="P4" text:outline-level="2">TERMOS E CONDIÃ‡Ã•ES PARA CÃ“PIA, DISTRIBUIÃ‡ÃƒO E MODIFICAÃ‡ÃƒO </text:h>
      <text:list text:style-name="L2">
        <text:list-item>
          <text:p text:style-name="P5">O presente Contrato de LicenÃ§a se aplica a qualquer biblioteca de software ou a outro programa que contenha um aviso colocado pelo titular dos direitos autorais ou outra parte autorizada, informando que ela pode ser distribuÃ­da nos termos desta LicenÃ§a PÃºblica Geral Menor (tambÃ©m denominada "esta LicenÃ§a"). Cada licenciado doravante serÃ¡ denominado "vocÃª". </text:p>
          <text:p text:style-name="P5">Uma "biblioteca" significa uma coleÃ§Ã£o de funÃ§Ãµes de software e/ou dados preparados, de forma a serem convenientemente ligados com programas de aplicaÃ§Ã£o (que usam algumas dessas funÃ§Ãµes e dados) para formar executÃ¡veis. </text:p>
          <text:p text:style-name="P5">O termo "Biblioteca", abaixo, refere-se a qualquer biblioteca de software ou obra que tenha sido distribuÃ­da de acordo com esses termos. Uma "obra baseada na Biblioteca" significa tanto a Biblioteca como qualquer obra derivada, nos termos da legislaÃ§Ã£o autoral: isto Ã©, uma obra contendo a Biblioteca ou parte dela, seja sem alteraÃ§Ãµes ou com modificaÃ§Ãµes e/ou traduzida diretamente para outra linguagem. (Doravante, o termo "modificaÃ§Ã£o" inclui, sem reservas, o termo "traduÃ§Ã£o"). </text:p>
          <text:p text:style-name="P5">O cÃ³digo-fonte de uma obra significa o formato preferencial da obra para que sejam feitas modificaÃ§Ãµes na mesma. Para uma biblioteca, o cÃ³digo-fonte completo significa todo o cÃ³digo fonte para todos os mÃ³dulos contidos na mesma, alÃ©m de quaisquer arquivos de definiÃ§Ã£o de interface associados, alÃ©m dos scripts utilizados para controlar a compilaÃ§Ã£o e a instalaÃ§Ã£o da biblioteca.</text:p>
          <text:p text:style-name="P5">Outras atividades que nÃ£o a cÃ³pia, distribuiÃ§Ã£o e modificaÃ§Ã£o nÃ£o sÃ£o cobertas por esta LicenÃ§a; elas estÃ£o fora de seu escopo. O ato de executar um programa usando a Biblioteca nÃ£o tem restriÃ§Ãµes, e o resultado gerado a partir desse programa encontra-se coberto somente se seu conteÃºdo constituir uma obra baseada na Biblioteca (independente do uso da Biblioteca em uma ferramenta para escrevÃª-lo). Na verdade, isto dependerÃ¡ daquilo que a Biblioteca faz e o que o programa que usa a biblioteca faz. </text:p>
        </text:list-item>
        <text:list-item>
          <text:p text:style-name="P5">VocÃª pode copiar e distribuir cÃ³pias sem alteraÃ§Ãµes do cÃ³digo-fonte completo da Biblioteca ao recebÃª-lo, em qualquer meio ou mÃ­dia, desde que publique, ostensiva e adequadamente, um aviso de direitos autorais (ou copyright) apropriado e uma notificaÃ§Ã£o sobre a exoneraÃ§Ã£o de garantias; mantenha intactas as informaÃ§Ãµes, avisos ou notificaÃ§Ãµes referentes a esta LicenÃ§a e Ã  ausÃªncia de qualquer garantia; e distribua uma cÃ³pia desta LicenÃ§a junto com a Biblioteca. </text:p>
          <text:p text:style-name="P5">VocÃª poderÃ¡ cobrar um valor pelo ato fÃ­sico de transferir uma cÃ³pia, e vocÃª pode oferecer, se quiser, a proteÃ§Ã£o de uma garantia em troca de um valor. </text:p>
        </text:list-item>
        <text:list-item>
          <text:p text:style-name="P5">VocÃª pode modificar sua cÃ³pia ou cÃ³pias da Biblioteca ou qualquer parte dela, formando, assim, uma obra baseada na Biblioteca, bem como copiar e distribuir essas modificaÃ§Ãµes ou obra, em conformidade com a ClÃ¡usula 1 acima, desde que atenda, ainda, a todas as seguintes condiÃ§Ãµes: </text:p>
          <text:list>
            <text:list-item>
              <text:p text:style-name="P5">O obra modificada tem de ser, por si sÃ³, uma biblioteca de software. </text:p>
            </text:list-item>
            <text:list-item>
              <text:p text:style-name="P5">VocÃª tem de fazer com que os arquivos modificados contenham avisos, em destaque, de que vocÃª modificou os arquivos e a data de qualquer modificaÃ§Ã£o. </text:p>
            </text:list-item>
            <text:list-item>
              <text:p text:style-name="P5">VocÃª tem de fazer com que a obra como um todo seja licenciada, sem nenhum custo, a todos os terceiros, de acordo com esta LicenÃ§a. </text:p>
            </text:list-item>
            <text:list-item>
              <text:p text:style-name="P5">Se um dispositivo, na Biblioteca modificada, se referir a uma funÃ§Ã£o ou a uma tabela de dados a ser fornecida por um programa de aplicaÃ§Ã£o que usa esse dispositivo, outro que nÃ£o um argumento transmitido quando o dispositivo Ã© invocado, nesse caso, vocÃª terÃ¡ de fazer um esforÃ§o de boa-fÃ© para assegurar que, no caso de uma aplicaÃ§Ã£o que nÃ£o forneÃ§a essa funÃ§Ã£o ou tabela, o dispositivo ainda assim opere, e irÃ¡ realizar qualquer parte de sua finalidade que permanecer significativa. </text:p>
            </text:list-item>
          </text:list>
          <text:p text:style-name="P5">(Por exemplo, uma funÃ§Ã£o de uma biblioteca para computar raÃ­zes quadradas tem uma finalidade que Ã© completamente bem definida independentemente da aplicaÃ§Ã£o. Por essa razÃ£o, a letra d, da ClÃ¡usula 2, exige que qualquer funÃ§Ã£o ou tabela fornecida pela aplicaÃ§Ã£o, usada por essa funÃ§Ã£o, tem de ser opcional: se a aplicaÃ§Ã£o nÃ£o fornecÃª-la, a funÃ§Ã£o de raÃ­zes quadradas deverÃ¡ ainda assim computar raÃ­zes quadradas). </text:p>
          <text:p text:style-name="P5">Essas exigÃªncias se aplicam Ã  obra modificada como um todo. Se partes identificÃ¡veis dessa obra nÃ£o forem derivadas da Biblioteca e puderem ser consideradas razoavelmente, em si, como obras independentes e separadas, nesse caso, esta LicenÃ§a e seus termos nÃ£o se aplicarÃ£o a essas partes quando vocÃª distribui-las como obras separadas. Todavia, quando vocÃª distribuir essas mesmas partes como partes de um todo, que por si seja uma obra baseada na Biblioteca, a distribuiÃ§Ã£o desse todo deverÃ¡ ser realizada de acordo com esta LicenÃ§a, cujas respectivas permissÃµes para outros licenciados extendem-se Ã  integralidade deste todo, dessa forma, a toda e qualquer parte, independentemente de quem a escreveu. </text:p>
          <text:p text:style-name="P5">Assim, esta clÃ¡usula nÃ£o tem a intenÃ§Ã£o de afirmar direitos ou contestar os seus direitos sobre uma obra escrita inteiramente por vocÃª; a intenÃ§Ã£o Ã©, antes, de exercer o direito de controlar a distribuiÃ§Ã£o de obras derivadas ou obras coletivas baseadas na Biblioteca. </text:p>
          <text:p text:style-name="P5">AlÃ©m disto, a simples agregaÃ§Ã£o de outra obra, que nÃ£o seja baseada na Biblioteca, Ã  Biblioteca (ou a uma obra baseada na Biblioteca) em um volume de meio ou mÃ­dia de armazenamento ou distribuiÃ§Ã£o, nÃ£o inclui esta outra obra no Ã¢mbito desta LicenÃ§a. </text:p>
        </text:list-item>
        <text:list-item>
          <text:p text:style-name="P5">VocÃª poderÃ¡ optar por aplicar os termos da LicenÃ§a PÃºblica Geral do GNU ao invÃ©s desta LicenÃ§a, para uma determinada cÃ³pia da Biblioteca. Para tanto, vocÃª deverÃ¡ alterar todos os avisos ou notificaÃ§Ãµes que se refiram a esta LicenÃ§a, para que eles se refiram Ã  LicenÃ§a PÃºblica Geral comum do GNU, versÃ£o 2, ao invÃ©s desta LicenÃ§a. (Se uma versÃ£o mais nova do que a versÃ£o 2 da LicenÃ§a PÃºblica Geral comum do GNU tiver sido gerada, entÃ£o vocÃª poderÃ¡ especificar essa versÃ£o, se preferir). NÃ£o faÃ§a nenhuma outra alteraÃ§Ã£o nesses avisos ou notificaÃ§Ãµes. </text:p>
          <text:p text:style-name="P5">Uma vez que essa alteraÃ§Ã£o tenha sido feita em uma determinada cÃ³pia, ela Ã© irreversÃ­vel para esta cÃ³pia, passando a LicenÃ§a PÃºblica Geral comum do GNU a ser aplicada para todas as cÃ³pias e obras derivadas subseqÃ¼entes, feitas a partir dessa cÃ³pia. </text:p>
          <text:p text:style-name="P5">Essa opÃ§Ã£o Ã© Ãºtil quando vocÃª desejar copiar parte do cÃ³digo da Biblioteca em um programa que nÃ£o seja uma biblioteca. </text:p>
        </text:list-item>
        <text:list-item>
          <text:p text:style-name="P5">VocÃª poderÃ¡ copiar e distribuir a Biblioteca (ou uma parte ou obra derivada dela, de acordo com a ClÃ¡usula 2) em cÃ³digo-objeto ou formato executÃ¡vel, sob as ClÃ¡usulas 1 e 2 acima, desde que inclua todo o cÃ³digo-fonte correspondente, passÃ­vel de leitura pela mÃ¡quina, que deve ser distribuÃ­do sob os termos das ClÃ¡usulas 1 e 2 acima, em um meio ou mÃ­dia costumeiramente utilizado para o intercÃ¢mbio de software. </text:p>
          <text:p text:style-name="P5">Se a distribuiÃ§Ã£o do cÃ³digo-objeto for feita pela oferta de acesso para cÃ³pia a partir de um local designado, entÃ£o a permissÃ£o de acesso equivalente para copiar o cÃ³digo-fonte a partir do mesmo local atende a exigÃªncia de distribuiÃ§Ã£o do cÃ³digo-fonte, mesmo que terceiros nÃ£o sejam levados a copiar a fonte junto com o cÃ³digo-objeto. </text:p>
        </text:list-item>
        <text:list-item>
          <text:p text:style-name="P5">Um programa que nÃ£o contenha nenhum derivativo de qualquer parte da Biblioteca, mas que seja desenhado para operar com a Biblioteca ao ser compilado ou ligado a ela, Ã© chamado de uma "obra que usa a Biblioteca". Essa obra, isoladamente, nÃ£o Ã© uma obra derivada da Biblioteca e, portanto, fica de fora do Ã¢mbito desta LicenÃ§a. Entretanto, a ligaÃ§Ã£o de uma "obra que usa a Biblioteca" com a Biblioteca constitui um executÃ¡vel que Ã© um derivado da Biblioteca (pois contÃ©m partes da Biblioteca), e nÃ£o uma "obra que usa a Biblioteca". O executÃ¡vel Ã©, assim, coberto por esta LicenÃ§a. A ClÃ¡usula 6 estabelece os termos para a distribuiÃ§Ã£o desses executÃ¡veis. </text:p>
          <text:p text:style-name="P5">Quando uma "obra que usa a Biblioteca" usar material de um arquivo de cabeÃ§alho que Ã© parte da Biblioteca, o cÃ³digo-objeto para a obra poderÃ¡ ser uma obra derivada da Biblioteca, mesmo que o cÃ³digo-fonte nÃ£o o seja. Para que isto seja verdade, Ã© especialmente importante se a obra pode ser ligada sem a Biblioteca, ou se a obra Ã©, em si mesma, uma biblioteca. O limiar para que isto seja verdade nÃ£o Ã© definido com precisÃ£o pela lei. </text:p>
          <text:p text:style-name="P5">Se um arquivo-objeto usar somente parÃ¢metros numÃ©ricos, layouts e accessors da estrutura de dados, bem como pequenas macros e pequenas funÃ§Ãµes inline (dez linhas ou menos de extensÃ£o), entÃ£o o uso do arquivo-objeto nÃ£o Ã© restrito, independente de ser ele legalmente uma obra derivada. (ExecutÃ¡veis contendo este cÃ³digo-objeto mais partes da Biblioteca continuam submetidos aos termos da ClÃ¡usula 6). </text:p>
          <text:p text:style-name="P5">Do contrÃ¡rio, se a obra for um derivado da Biblioteca, vocÃª poderÃ¡ distribuir o cÃ³digo objeto da obra sob os termos da ClÃ¡usula 6. Quaisquer executÃ¡veis contendo esta obra tambÃ©m se submetmem Ã  ClÃ¡usula 6, estejam ou nÃ£o diretamente ligados Ã  Biblioteca em si. </text:p>
        </text:list-item>
        <text:list-item>
          <text:p text:style-name="P5">Como exceÃ§Ã£o Ã  ClÃ¡usula acima, vocÃª tambÃ©m pode combinar ou ligar uma "obra que usa a Biblioteca" Ã  Biblioteca para produzir uma obra contendo partes da Biblioteca e distribuÃ­-la de acordo com os termos de sua escolha, desde que estes termos permitam modificaÃ§Ãµes na obra para uso prÃ³prio por parte do cliente e engenharia reversa para depuraÃ§Ã£o dessas modificaÃ§Ãµes. </text:p>
          <text:p text:style-name="P5">Em cada cÃ³pia da obra, vocÃª terÃ¡ de colocar um aviso, em destaque, de que a Biblioteca foi usada e que ela e seu uso estÃ£o cobertos por esta LicenÃ§a. VocÃª deverÃ¡ fornecer uma cÃ³pia desta LicenÃ§a. Se, durante a execuÃ§Ã£o, a obra exibir avisos ou notificaÃ§Ãµes de direitos autorais (ou copyright), vocÃª terÃ¡ de incluir, entre eles, o aviso de direitos autorais (ou copyright) referente Ã  Biblioteca, bem como uma referÃªncia direcionando o usuÃ¡rio para a cÃ³pia desta LicenÃ§a. AlÃ©m disso, vocÃª dever tomar ao menos uma das seguintes providÃªncias: </text:p>
          <text:list>
            <text:list-item>
              <text:p text:style-name="P5">Incluir na obra todo o cÃ³digo-fonte da Biblioteca, passÃ­vel de leitura pela mÃ¡quina, incluindo quaisquer modificaÃ§Ãµes que foram usadas na obra (as quais devem ser distribuÃ­das conforme as ClÃ¡usulas 1 e 2 acima); e, se a obra for um executÃ¡vel ligado Ã  Biblioteca, com toda a "obra que usa a Bilblioteca" passÃ­vel de leitura pela mÃ¡quina, como cÃ³digo-objeto e/ou cÃ³digo-fonte, de modo que o usuÃ¡rio possa modificar a biblioteca e, depois, religar para produzir um executÃ¡vel modificado contendo a Biblioteca modificada. (Fica entendido que o usuÃ¡rio que modificar o conteÃºdo dos arquivos de definiÃ§Ãµes da Biblioteca nÃ£o necessariamente serÃ¡ capaz de recompilar a aplicaÃ§Ã£o para usar as definiÃ§Ãµes modificadas). </text:p>
            </text:list-item>
            <text:list-item>
              <text:p text:style-name="P5">Usar um mecanismo adequado de biblioteca compartilhada para ligar com a Biblioteca. Um mecanismo adequado Ã© aquele que (a) usa, ao tempo da execuÃ§Ã£o, uma cÃ³pia da biblioteca jÃ¡ presente no sistema do computador do usuÃ¡rio, e (2) irÃ¡ operar adequadamente com uma versÃ£o modificada da biblioteca, se o usuÃ¡rio instalar uma, desde que a versÃ£o modificada seja compatÃ­vel com a interface da versÃ£o com a qual a obra foi feita. </text:p>
            </text:list-item>
            <text:list-item>
              <text:p text:style-name="P5">Incluir na obra uma oferta por escrito, vÃ¡lida por pelo menos 3 anos, oferencendo ao mesmo usuÃ¡rio os materiais especificados na letra "a" da ClÃ¡usula 6 acima, por um custo nÃ£o superior ao custo de fazer esta distribuiÃ§Ã£o. </text:p>
            </text:list-item>
            <text:list-item>
              <text:p text:style-name="P5">Se a distribuiÃ§Ã£o da obra for feita com a permissÃ£o de acesso para copiar, a partir de um local designado, oferecer acesso equivalente para copiar os materiais acima especificados, a partir do mesmo local. </text:p>
            </text:list-item>
            <text:list-item>
              <text:p text:style-name="P5">Certificar-se se o usuÃ¡rio jÃ¡ recebeu uma cÃ³pia desses materiais ou de que vocÃª jÃ¡ enviou uma cÃ³pia a esse usuÃ¡rio. </text:p>
            </text:list-item>
          </text:list>
          <text:p text:style-name="P5">Para um executÃ¡vel, o formato exigido da "obra que usa a Biblioteca" deve incluir quaisquer dados e programas utilitÃ¡rios necessÃ¡rios para reproduÃ§Ã£o do executÃ¡vel a partir dele. Todavia, como uma exceÃ§Ã£o especial, os materiais a serem distribuÃ­dos nÃ£o necessitam incluir algo que seja normalmente distribuÃ­do (tanto no formato fonte quanto binÃ¡rio) com os componentes mais importantes (compilador, kernel, e assim por diante) do sistema operacional no qual executÃ¡vel Ã© executado, a menos que esse componente, em si, acompanhe o executÃ¡vel.</text:p>
          <text:p text:style-name="P5">Pode ocorrer que essa exigÃªncia contradiga as restriÃ§Ãµes da licenÃ§a de outras bibliotecas proprietÃ¡rias que normalmente nÃ£o acompanham o sistema operacional. Essa contradiÃ§Ã£o significa que vocÃª nÃ£o pode utilizar ambas e a Biblioteca juntas em um executÃ¡vel distribuÃ­do por vocÃª. </text:p>
        </text:list-item>
        <text:list-item>
          <text:p text:style-name="P5">VocÃª pode colocar dispositivos da biblioteca que sejam uma obra baseada na Biblioteca lado-a-lado em uma Ãºnica biblioteca junto com outros dispositivos de bibliotecas, desde que uma distribuiÃ§Ã£o separada da obra baseada na Biblioteca e dos outros dispositivos de bibliotecas seja, de outro modo, permitida e desde que vocÃª tome uma das seguintes providÃªncias: </text:p>
          <text:list>
            <text:list-item>
              <text:p text:style-name="P5">Incluir na biblioteca combinada uma cÃ³pia dessa obra baseada na Biblioteca sem a combinaÃ§Ã£o com quaisquer outros dispositivos de biblioteca. Essa cÃ³pia tem de ser distribuÃ­da de acordo com as condiÃ§Ãµes das clÃ¡usulas acima. </text:p>
            </text:list-item>
            <text:list-item>
              <text:p text:style-name="P5">Junto com a biblioteca combinada, fornecer um aviso, em destaque, sobre o fato de que parte dela Ã© uma obra baseada na Biblioteca, e explicando onde encontrar o formato nÃ£o combinado incluso dessa mesma obra. </text:p>
            </text:list-item>
          </text:list>
        </text:list-item>
        <text:list-item>
          <text:p text:style-name="P5">VocÃª nÃ£o poderÃ¡ copiar, modificar, sublicenciar, ligar, ou distribuir a Biblioteca, exceto conforme expressamente disposto nesta LicenÃ§a. Qualquer tentativa de, de outro modo, copiar, modificar, sublicenciar, ligar ou distribuir a Biblioteca Ã© invÃ¡lida, e automaticamente terminarÃ¡ seus direitos sob esta LicenÃ§a. Todavia, terceiros que tiverem recebido cÃ³pias ou direitos de vocÃª, de acordo com esta LicenÃ§a, nÃ£o terÃ£o seus direitos rescindidos, enquanto estes terceiros mantiverem o seu pleno cumprimento. </text:p>
        </text:list-item>
        <text:list-item>
          <text:p text:style-name="P5">VocÃª nÃ£o Ã© obrigado a aceitar esta LicenÃ§a, uma vez que vocÃª nÃ£o a assinou. Entretanto, nada mais concede a vocÃª permissÃ£o para modificar ou distribuir a Biblioteca ou suas obras derivadas. Esses atos sÃ£o proibidos por lei se vocÃª nÃ£o aceitar esta LicenÃ§a. Portanto, ao modificar ou distribuir a Biblioteca (ou qualquer obra baseada na Biblioteca), vocÃª manifesta sua aceitaÃ§Ã£o desta LicenÃ§a para fazÃª-lo, bem como de todos os seus termos e condiÃ§Ãµes para cÃ³pia, distribuiÃ§Ã£o ou modificaÃ§Ã£o da Biblioteca ou obras nela baseadas. </text:p>
        </text:list-item>
        <text:list-item>
          <text:p text:style-name="P5">A cada vez que vocÃª redistribuir a Biblioteca (ou qualquer obra nela baseada), o receptor automaticamente recebe uma licenÃ§a do licenciante original para copiar, distribuir, ligar ou modificar a Biblioteca, sujeito a estes respectivos termos e condiÃ§Ãµes. VocÃª nÃ£o poderÃ¡ impor quaisquer restriÃ§Ãµes adicionais ao exercÃ­cio, pelos receptores, dos direitos concedidos por este instrumento. VocÃª nÃ£o tem responsabilidade de promover o cumprimento desta licenÃ§a por parte de terceiros. </text:p>
        </text:list-item>
        <text:list-item>
          <text:p text:style-name="P5">Se, como resultado de uma sentenÃ§a judicial ou alegaÃ§Ã£o de violaÃ§Ã£o de patente, ou por qualquer outro motivo (nÃ£o restrito Ã s questÃµes de patentes), forem impostas a vocÃª condiÃ§Ãµes (tanto atravÃ©s de mandado judicial, contrato ou qualquer outra forma) que contradigam as condiÃ§Ãµes desta LicenÃ§a, vocÃª nÃ£o estarÃ¡ desobrigado quanto Ã s condiÃ§Ãµes desta LicenÃ§a. Se vocÃª nÃ£o puder atuar como distribuidor de modo a satisfazer simultaneamente suas obrigaÃ§Ãµes sob esta licenÃ§a e quaisquer outras obrigaÃ§Ãµes pertinentes, entÃ£o, como conseqÃ¼Ãªncia, vocÃª nÃ£o poderÃ¡ distribuir a Biblioteca de nenhuma forma. Por exemplo, se uma licenÃ§a sob uma patente nÃ£o permite a redistribuiÃ§Ã£o por parte de todos aqueles que tiverem recebido cÃ³pias, direta ou indiretamente de vocÃª, sem o pagamento de royalties, entÃ£o, a Ãºnica forma de cumprir tanto com esta exigÃªncia quanto com esta licenÃ§a serÃ¡ deixar de distribuir, por completo, a Biblioteca. </text:p>
          <text:p text:style-name="P5">Se qualquer parte desta ClÃ¡usula for considerada invÃ¡lida ou nÃ£o executÃ¡vel, sob qualquer circunstÃ¢ncia especÃ­fica, o restante da clÃ¡usula deverÃ¡ continuar a ser aplicado e a clÃ¡usula, como um todo, deverÃ¡ ser aplicada em outras circunstÃ¢ncias. </text:p>
          <text:p text:style-name="P5">Esta clÃ¡usula nÃ£o tem a finalidade de induzir vocÃª a infringir quaisquer patentes ou direitos de propriedade, nem de contestar a validade de quaisquer reivindicaÃ§Ãµes deste tipo; a Ãºnica finalidade desta clÃ¡usula Ã© proteger a integridade do sistema de distribuiÃ§Ã£o do software livre, o qual Ã© implementado mediante prÃ¡ticas de licenÃ§as pÃºblicas. Muitas pessoas tÃªm feito generosas contribuiÃ§Ãµes Ã  ampla gama de software distribuÃ­do atravÃ©s desse sistema, confiando na aplicaÃ§Ã£o consistente deste sistema; cabe ao autor/doador decidir se deseja distribuir software atravÃ©s de qualquer outro sistema e um licenciado nÃ£o pode impor esta escolha. </text:p>
          <text:p text:style-name="P5">Esta clÃ¡usula visa deixar absolutamente claro o que se acredita ser uma conseqÃ¼Ãªncia do restante desta LicenÃ§a. </text:p>
        </text:list-item>
        <text:list-item>
          <text:p text:style-name="P5">Se a distribuiÃ§Ã£o e/ou uso da Biblioteca for restrito em determinados paÃ­ses, tanto por patentes ou por interfaces protegidas por direito autoral, o titular original dos direitos autorais que colocar a Biblioteca sob esta LicenÃ§a poderÃ¡ acrescentar uma limitaÃ§Ã£o geogrÃ¡fica de distribuiÃ§Ã£o explÃ­cita excluindo esses paÃ­ses, de modo que a distribuiÃ§Ã£o seja permitida somente nos paÃ­ses ou entre os paÃ­ses que nÃ£o foram excluÃ­dos dessa forma. Nesse caso, esta LicenÃ§a passa a incorporar a limitaÃ§Ã£o como se esta tivesse sido escrita no corpo desta LicenÃ§a </text:p>
        </text:list-item>
        <text:list-item>
          <text:p text:style-name="P5">A Free Software Foundation [FundaÃ§Ã£o Software Livre] poderÃ¡ de tempos em tempos publicar versÃµes revisadas e/ou novas da LicenÃ§a PÃºblica Geral Menor. Essas novas versÃµes serÃ£o semelhantes em espÃ­rito Ã  presente versÃ£o, podendo, porÃ©m, ter diferenÃ§as nos detalhes, para tratar de novos problemas ou preocupaÃ§Ãµes. </text:p>
          <text:p text:style-name="P5">Cada versÃ£o recebe um nÃºmero distinto de versÃ£o. Se a Biblioteca especificar um nÃºmero de versÃ£o desta LicenÃ§a, aplicÃ¡vel Ã  Biblioteca ou a "qualquer versÃ£o posterior", vocÃª terÃ¡ a opÃ§Ã£o de seguir os termos e condiÃ§Ãµes tanto daquela versÃ£o como de qualquer versÃ£o posterior publicada pela Free Software Foundation. Se a Biblioteca nÃ£o especificar um nÃºmero de licenÃ§a da versÃ£o, vocÃª poderÃ¡ escolher qualquer versÃ£o jÃ¡ publicada pela Free Software Foundation. </text:p>
        </text:list-item>
        <text:list-item>
          <text:p text:style-name="P5">Se vocÃª desejar incorporar partes da Biblioteca em outros programas livres cujas condiÃ§Ãµes de distribuiÃ§Ã£o sejam incompatÃ­veis com estas, escreva ao autor para solicitar permissÃ£o. Para software cujos direitos autorais pertencerem Ã  Free Software Foundation, escreva Ã  FundaÃ§Ã£o; algumas vezes, fazemos exceÃ§Ãµes nesse sentido. Nossa decisÃ£o serÃ¡ guiada pelos dois objetivos de preservar a condiÃ§Ã£o livre de todos os derivados de nosso software livre e de promover o compartilhamento e reutilizaÃ§Ã£o de softwares, de modo geral. </text:p>
        </text:list-item>
      </text:list>
      <text:p text:style-name="P3"><text:span text:style-name="Strong_20_Emphasis">EXCLUSÃƒO DE GARANTIA </text:span></text:p>
      <text:list text:style-name="L3">
        <text:list-item>
          <text:p text:style-name="P6">COMO A BIBLIOTECA Ã‰ LICENCIADA SEM CUSTO, NÃƒO HÃﾁ NENHUMA GARANTIA PARA A BIBLIOTECA, NO LIMITE PERMITIDO PELA LEI APLICÃﾁVEL. EXCETO QUANDO DE OUTRA FORMA ESTABELECIDO POR ESCRITO, OS TITULARES DOS DIREITOS AUTORAIS E/OU OUTRAS PARTES FORNECEM A BIBLIOTECA "NO ESTADO EM QUE SE ENCONTRA", SEM NENHUMA GARANTIA DE QUALQUER TIPO, TANTO EXPRESSA COMO IMPLÃﾍCITA, INCLUINDO, DENTRE OUTRAS, AS GARANTIAS IMPLÃﾍCITAS DE COMERCIABILIDADE E ADEQUAÃ‡ÃƒO PARA UMA FINALIDADE ESPECÃﾍFICA. O RISCO INTEGRAL QUANTO Ã€ QUALIDADE E DESEMPENHO DA BIBLIOTECA Ã‰ ASSUMIDO POR VOCÃŠ. CASO A BIBLIOTECA CONTENHA DEFEITOS, VOCÃŠ ARCARÃﾁ COM OS CUSTOS DE TODOS OS SERVIÃ‡OS, REPAROS OU CORREÃ‡Ã•ES NECESSÃﾁRIAS. </text:p>
        </text:list-item>
        <text:list-item>
          <text:p text:style-name="P6">EM NENHUMA CIRCUNSTÃ‚NCIA, A MENOS QUE EXIGIDO PELA LEI APLICÃﾁVEL OU ACORDADO POR ESCRITO, QUALQUER TITULAR DE DIREITOS AUTORAIS OU QUALQUER OUTRA PARTE QUE POSSA MODIFICAR E/OU REDISTRIBUIR A BIBLIOTECA, CONFORME PERMITIDO ACIMA, SERÃﾁ RESPONSÃﾁVEL PARA COM VOCÃŠ POR DANOS, INCLUINDO ENTRE OUTROS QUAISQUER DANOS GERAIS, ESPECIAIS, FORTUITOS OU EMERGENTES, ADVINDOS DO USO OU IMPOSSIBILIDADE DE USO DA BIBLIOTECA (INCLUINDO, ENTRE OUTROS, PERDA DE DADOS, DADOS SENDO GERADOS DE FORMA IMPRECISA, PERDAS SOFRIDAS POR VOCÃŠ OU TERCEIROS OU A IMPOSSIBILIDADE DA BIBLIOTECA DE OPERAR COM QUALQUER OUTRO SOFTWARE), MESMO QUE ESSE TITULAR, OU OUTRA PARTE, TENHA SIDO AVISADO SOBRE A POSSIBILIDADE DESSES DANOS. </text:p>
        </text:list-item>
      </text:list>
      <text:p text:style-name="P3"><text:span text:style-name="Strong_20_Emphasis">FINAL DOS TERMOS E CONDIÃ‡Ã•ES </text:span></text:p>
      <text:p text:style-name="P3">Como Aplicar Estes Termos para Suas Novas Bibliotecas</text:p>
      <text:p text:style-name="P3">Se vocÃª desenvolver uma nova biblioteca e quiser que ela seja da maior utilidade possÃ­vel para o pÃºblico, nÃ³s recomendamos fazer dela um software livre que todos possam redistribuir e modificar. VocÃª pode fazer isto permitindo a redistribuiÃ§Ã£o sob estes termos (ou, alternativamente, sob os termos da LicenÃ§a PÃºblica Geral comum)</text:p>
      <text:p text:style-name="P3">Para fazer isto, anexe as notificaÃ§Ãµes seguintes Ã  biblioteca. Ã‰ mais seguro anexÃ¡-las ao comeÃ§o de cada arquivo-fonte, de modo a transmitir do modo mais eficiente a exclusÃ£o de garantia; e cada arquivo deve ter ao menos a linha de "direitos autorais reservados" e uma indicaÃ§Ã£o de onde a notificaÃ§Ã£o completa se encontra.</text:p>
      <text:p text:style-name="P7">&lt;uma linha para informar o nome da biblioteca e uma breve idÃ©ia do que ela faz.&gt;</text:p>
      <text:p text:style-name="P7">Direitos Autorais Reservados (c) &lt;ano&gt; &lt;nome do autor&gt;</text:p>
      <text:p text:style-name="P7">Esta biblioteca Ã© software livre; vocÃª pode redistribuÃ­-la e/ou modificÃ¡-la sob os termos da LicenÃ§a PÃºblica Geral Menor do GNU conforme publicada pela Free Software Foundation; tanto a versÃ£o 2.1 da LicenÃ§a, ou (a seu critÃ©rio) qualquer versÃ£o posterior.</text:p>
      <text:p text:style-name="P7">Esta biblioteca Ã© distribuÃ­do na expectativa de que seja Ãºtil, porÃ©m, SEM NENHUMA GARANTIA; nem mesmo a garantia implÃ­cita de COMERCIABILIDADE OU ADEQUAÃ‡ÃƒO A UMA FINALIDADE ESPECÃﾍFICA. Consulte a LicenÃ§a PÃºblica Geral Menor do GNU para mais detalhes. </text:p>
      <text:p text:style-name="P7">VocÃª deve ter recebido uma cÃ³pia da LicenÃ§a PÃºblica Geral Menor do GNU junto com esta biblioteca; se nÃ£o, escreva para a Free Software Foundation, Inc., no endereÃ§o 59 Temple Street, Suite 330, Boston, MA 02111-1307 USA. </text:p>
      <text:p text:style-name="P7">Inclua tambÃ©m informaÃ§Ãµes sobre como contatar vocÃª por correio eletrÃ´nico e por meio postal.</text:p>
      <text:p text:style-name="P3">VocÃª tambÃ©m pode solicitar a seu empregador (se vocÃª for um programador) ou a sua instituiÃ§Ã£o acadÃªmica, se for o caso, para assinar uma "renÃºncia de direitos autorais" sobre a biblioteca, se necessÃ¡rio. Segue um exemplo; altere os nomes: </text:p>
      <text:p text:style-name="P7">A Yoyodyne Ltda., neste ato, renuncia a todos eventuais direitos autorais sobre a biblioteca 'Frob' (uma biblioteca para ajustar fechaduras), escrita por James Random Hacker. </text:p>
      <text:p text:style-name="P7">&lt;Assinatura de Ty Coon&gt;</text:p>
      <text:p text:style-name="P7">1Âº de abril de 1990, Ty Coon, Presidente </text:p>
      <text:p text:style-name="P3">Isto Ã© tu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Title"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Robson Sanchez</meta:initial-creator>
    <meta:creation-date>2006-06-23T15:33:33</meta:creation-date>
    <dc:creator>Robson Sanchez</dc:creator>
    <dc:date>2006-06-23T15:35:15</dc:date>
    <dc:language>pt-BR</dc:language>
    <meta:editing-cycles>2</meta:editing-cycles>
    <meta:editing-duration>PT1M42S</meta:editing-duration>
    <meta:user-defined meta:name="Info 1"/>
    <meta:user-defined meta:name="Info 2"/>
    <meta:user-defined meta:name="Info 3"/>
    <meta:user-defined meta:name="Info 4"/>
    <meta:document-statistic meta:table-count="0" meta:image-count="1" meta:object-count="0" meta:page-count="13" meta:paragraph-count="92" meta:word-count="5338" meta:character-count="30174"/>
  </office:meta>
</office:document-meta>
</file>